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84046" officeooo:paragraph-rsid="00184046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184046" officeooo:paragraph-rsid="00184046" style:font-size-asian="12.25pt" style:font-size-complex="14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Noto Sans CJK SC Regular" style:font-name-complex="Lohit Devanaga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ing System Assignment 9 -</text:p>
      <text:p text:style-name="P1"/>
      <text:p text:style-name="P2">Shared:</text:p>
      <text:p text:style-name="P2">int M[100][100] such that only {0, 1} <text:span text:style-name="T1">€ M</text:span></text:p>
      <text:p text:style-name="P2"><text:span text:style-name="T1">int k = number of 1 in M</text:span></text:p>
      <text:p text:style-name="P2"><text:span text:style-name="T1"/></text:p>
      <text:p text:style-name="P2"><text:span text:style-name="T1">4 processes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1:03:06.441392852</meta:creation-date>
    <dc:date>2018-06-13T21:13:19.321609224</dc:date>
    <meta:editing-duration>PT10M14S</meta:editing-duration>
    <meta:editing-cycles>1</meta:editing-cycles>
    <meta:document-statistic meta:table-count="0" meta:image-count="0" meta:object-count="0" meta:page-count="1" meta:paragraph-count="5" meta:word-count="25" meta:character-count="115" meta:non-whitespace-character-count="95"/>
    <meta:generator>LibreOffice/6.0.3.2$Linux_X86_64 LibreOffice_project/00m0$Build-2</meta:generator>
  </office:meta>
</office:document-meta>
</file>